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97000001E32F1D75F0.eps" manifest:media-type=""/>
  <manifest:file-entry manifest:full-path="Pictures/" manifest:media-type="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cm"/>
    </style:style>
    <style:style style:name="P1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86cm" svg:height="0.696cm" svg:x="1.28cm" svg:y="0.901cm">
          <draw:text-box>
            <text:p><text:span text:style-name="T1">داخلی مواد</text:span></text:p>
          </draw:text-box>
        </draw:frame>
        <draw:frame draw:style-name="gr1" draw:text-style-name="P1" draw:layer="layout" svg:width="2.348cm" svg:height="0.696cm" svg:x="6.043cm" svg:y="0.863cm">
          <draw:text-box>
            <text:p><text:span text:style-name="T1">چار خارجی راستے</text:span></text:p>
          </draw:text-box>
        </draw:frame>
        <draw:frame draw:style-name="gr2" draw:layer="layout" svg:width="0.395cm" svg:height="0.469cm" svg:x="2.847cm" svg:y="1.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04cm" svg:height="0.529cm" svg:x="4.898cm" svg:y="1.69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04cm" svg:height="0.529cm" svg:x="5.136cm" svg:y="1.2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04cm" svg:height="0.529cm" svg:x="5.136cm" svg:y="0.7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04cm" svg:height="0.529cm" svg:x="4.898cm" svg:y="0.225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  <draw:page draw:name="page2" draw:style-name="dp1" draw:master-page-name="Default">
        <draw:frame draw:style-name="gr3" draw:text-style-name="P2" draw:layer="layout" svg:width="8.018cm" svg:height="5.841cm" svg:x="0.42cm" svg:y="0.241cm">
          <draw:image xlink:href="Pictures/2000000200000297000001E32F1D75F0.eps" xlink:type="simple" xlink:show="embed" xlink:actuate="onLoad">
            <text:p/>
          </draw:image>
        </draw:frame>
        <draw:frame draw:style-name="gr2" draw:layer="layout" svg:width="0.456cm" svg:height="0.388cm" svg:x="0.613cm" svg:y="0.29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452cm" svg:height="0.388cm" svg:x="0.615cm" svg:y="0.6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456cm" svg:height="0.388cm" svg:x="0.613cm" svg:y="1.11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452cm" svg:height="0.388cm" svg:x="0.615cm" svg:y="1.47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456cm" svg:height="0.388cm" svg:x="0.613cm" svg:y="2.02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452cm" svg:height="0.388cm" svg:x="0.615cm" svg:y="2.38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456cm" svg:height="0.388cm" svg:x="0.613cm" svg:y="3.51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452cm" svg:height="0.388cm" svg:x="0.615cm" svg:y="3.8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456cm" svg:height="0.388cm" svg:x="0.613cm" svg:y="4.33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452cm" svg:height="0.388cm" svg:x="0.615cm" svg:y="4.697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456cm" svg:height="0.388cm" svg:x="0.613cm" svg:y="5.2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452cm" svg:height="0.388cm" svg:x="0.615cm" svg:y="5.60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4.765cm" svg:height="1.586cm" svg:x="3.768cm" svg:y="2.306cm">
          <draw:text-box>
            <text:p text:style-name="P3"><text:span text:style-name="T1">ضرب۔جمع دور بنا کر اس میں تمام گیٹوں</text:span></text:p>
            <text:p text:style-name="P3"><text:span text:style-name="T1">کی جگہ نفی۔ضرب گیٹ نسب کرنے سے</text:span><text:span text:style-name="T1"> <text:s/></text:span></text:p>
            <text:p text:style-name="P3"><text:span text:style-name="T1">نفی۔ضرب۔۔نفی۔ضرب دور حاصل ہوتا ہے</text:span></text:p>
          </draw:text-box>
          <draw:glue-point draw:id="4" svg:x="2.252cm" svg:y="-2.848cm"/>
          <draw:glue-point draw:id="5" svg:x="-3.673cm" svg:y="-0.806cm"/>
        </draw:frame>
        <draw:frame draw:style-name="gr2" draw:layer="layout" svg:width="2.965cm" svg:height="0.388cm" svg:x="4.46cm" svg:y="4.59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2.965cm" svg:height="0.388cm" svg:x="4.475cm" svg:y="1.34cm">
          <draw:object xlink:href="./Object 27" xlink:type="simple" xlink:show="embed" xlink:actuate="onLoad"/>
          <draw:image xlink:href="./ObjectReplacements/Object 2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9:55:37</dc:date>
    <dc:creator>kkk </dc:creator>
    <meta:editing-duration>PT19H40M17S</meta:editing-duration>
    <meta:editing-cycles>91</meta:editing-cycles>
    <meta:generator>LibreOffice/3.3$Linux LibreOffice_project/330m19$Build-401</meta:generator>
    <meta:document-statistic meta:object-count="23"/>
  </office:meta>
</office:document-meta>
</file>

<file path=Object 1/content.xml><?xml version="1.0" encoding="utf-8"?>
<math xmlns="http://www.w3.org/1998/Math/MathML">
  <semantics>
    <mi>e</mi>
    <annotation encoding="StarMath 5.0">e</annotation>
  </semantics>
</math>
</file>

<file path=Object 14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15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6/content.xml><?xml version="1.0" encoding="utf-8"?>
<math xmlns="http://www.w3.org/1998/Math/MathML">
  <semantics>
    <mi>A</mi>
    <annotation encoding="StarMath 5.0">A</annotation>
  </semantics>
</math>
</file>

<file path=Object 17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8/content.xml><?xml version="1.0" encoding="utf-8"?>
<math xmlns="http://www.w3.org/1998/Math/MathML">
  <semantics>
    <mi>A</mi>
    <annotation encoding="StarMath 5.0">A</annotation>
  </semantics>
</math>
</file>

<file path=Object 19/content.xml><?xml version="1.0" encoding="utf-8"?>
<math xmlns="http://www.w3.org/1998/Math/MathML">
  <semantics>
    <mi>B</mi>
    <annotation encoding="StarMath 5.0">B</annotation>
  </semantics>
</math>
</file>

<file path=Object 2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20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21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2/content.xml><?xml version="1.0" encoding="utf-8"?>
<math xmlns="http://www.w3.org/1998/Math/MathML">
  <semantics>
    <mi>A</mi>
    <annotation encoding="StarMath 5.0">A</annotation>
  </semantics>
</math>
</file>

<file path=Object 23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4/content.xml><?xml version="1.0" encoding="utf-8"?>
<math xmlns="http://www.w3.org/1998/Math/MathML">
  <semantics>
    <mi>A</mi>
    <annotation encoding="StarMath 5.0">A</annotation>
  </semantics>
</math>
</file>

<file path=Object 25/content.xml><?xml version="1.0" encoding="utf-8"?>
<math xmlns="http://www.w3.org/1998/Math/MathML">
  <semantics>
    <mi>B</mi>
    <annotation encoding="StarMath 5.0">B</annotation>
  </semantics>
</math>
</file>

<file path=Object 26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27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3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5/content.xml><?xml version="1.0" encoding="utf-8"?>
<math xmlns="http://www.w3.org/1998/Math/MathML">
  <semantics>
    <msub>
      <mi>d</mi>
      <mn>3</mn>
    </msub>
    <annotation encoding="StarMath 5.0">d_3</annotation>
  </semantics>
</math>
</file>